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7.493cm" fo:margin-right="0cm" fo:text-indent="0cm" style:auto-text-indent="false"/>
    </style:style>
    <style:style style:name="P6" style:family="paragraph" style:parent-style-name="Standard" style:master-page-name="Standard">
      <style:paragraph-properties fo:margin-top="0.106cm" fo:margin-bottom="0cm" fo:text-align="center" style:justify-single-word="false" style:page-number="auto" fo:padding-left="0cm" fo:padding-right="0cm" fo:padding-top="0cm" fo:padding-bottom="0.035cm" fo:border-left="none" fo:border-right="none" fo:border-top="none" fo:border-bottom="0.018cm solid #000000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gr. Mgr. Juraj Vidéky, Mlynarovičova 11, 851 03 Bratislava <text:s/>| <text:s/></text:span><text:span text:style-name="code"><text:span text:style-name="T2">videky@breviar.sk</text:span></text:span></text:p>
      <text:p text:style-name="Standard"/>
      <text:p text:style-name="P5">Rada pre spoločenské komunikačné prostriedky KBS</text:p>
      <text:p text:style-name="P5">Konferencia biskupov Slovenska</text:p>
      <text:p text:style-name="P5">Kapitulská 11</text:p>
      <text:p text:style-name="P5">P. O. BOX 113</text:p>
      <text:p text:style-name="P5">814 99 Bratislava</text:p>
      <text:p text:style-name="P1"/>
      <text:p text:style-name="P1"/>
      <text:p text:style-name="P2">V Bratislave, 14. augusta 2013</text:p>
      <text:p text:style-name="Standard"/>
      <text:p text:style-name="Standard"/>
      <text:p text:style-name="P3">Vec: Informácia o realizácii projektu „Sprístupnenie liturgického prekladu Biblie na internete“</text:p>
      <text:p text:style-name="Standard"/>
      <text:p text:style-name="Standard"/>
      <text:p text:style-name="Standard">Vážená Rada pre spoločenské komunikačné prostriedky KBS (v ďalšom „Rada“),</text:p>
      <text:p text:style-name="P4">vážený pán predseda Rady, vážení členovia Rady,</text:p>
      <text:p text:style-name="P4"/>
      <text:p text:style-name="P4"/>
      <text:p text:style-name="P4">v auguste 2011 som predložil Rade projekt „Sprístupnenie liturgického prekladu Biblie na internete“. Priložená správa obsahuje informácie o realizácii projektu „Sprístupnenie liturgického prekladu Biblie na internete“. Ospravedlňujem sa za niekoľkotýždňové omeškanie oproti stanovenému termínu <text:s/>pre finalizáciu projektu, ktorý bol stanovený Radou na koniec júna 2013. Ďakujem za poskytnutú podporu projektu.</text:p>
      <text:p text:style-name="P4">Zároveň ma mrzí, že do dnešného dňa som nedostal odpoveď na svoj list zaslaný Rade zo dňa 23. mája 2013 (Vec: Žiadosť o posunutie termínu dokončenia projektu „Sprístupnenie liturgického prekladu Biblie na internete“). Bona fide som predpokladal, že žiadna odpoveď značí láskavé pozhovenie, pokiaľ ide o ukončenie projektu. Ako vidno z priloženej správy, napokon ani nebol potrebný až taký dlhý čas naviac na ukončenie projektu, ako som požadoval v spomínanom liste.</text:p>
      <text:p text:style-name="P4"/>
      <text:p text:style-name="P4"/>
      <text:p text:style-name="P4"/>
      <text:p text:style-name="Standard">S kresťanským pozdravom</text:p>
      <text:p text:style-name="P2">Juraj Vidék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/>
    <style:font-face style:name="Courier New" svg:font-family="'Courier New'" style:font-family-generic="modern"/>
    <style:font-face style:name="Mangal2" svg:font-family="Mangal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Georgia" fo:font-size="12pt" fo:language="sk" fo:country="SK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69cm" fo:margin-bottom="0cm" fo:text-align="start" style:justify-single-word="false" fo:orphans="2" fo:widows="2" fo:hyphenation-ladder-count="no-limit" style:page-number="auto" style:writing-mode="lr-tb">
        <style:tab-stops/>
      </style:paragraph-properties>
      <style:text-properties style:use-window-font-color="true" style:font-name="Cambria" fo:font-size="11pt" fo:language="sk" fo:country="SK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body" style:default-outline-level="1" style:class="text">
      <style:paragraph-properties fo:margin-top="0cm" fo:margin-bottom="0.423cm" fo:break-before="page" fo:padding-left="0cm" fo:padding-right="0cm" fo:padding-top="0.212cm" fo:padding-bottom="0cm" fo:border-left="none" fo:border-right="none" fo:border-top="0.035cm solid #000000" fo:border-bottom="none" fo:keep-with-next="always"/>
      <style:text-properties fo:font-size="12pt" fo:font-weight="bold" style:letter-kerning="true" style:font-size-asian="12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" style:default-outline-level="2" style:class="text">
      <style:paragraph-properties fo:margin-top="0.635cm" fo:margin-bottom="0.212cm" fo:keep-with-next="always"/>
      <style:text-properties fo:font-size="10pt" fo:font-weight="bold" style:font-size-asian="10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body" style:class="text">
      <style:paragraph-properties fo:margin="100%" fo:margin-left="4.001cm" fo:margin-right="0cm" fo:margin-top="0.423cm" fo:margin-bottom="0.106cm" fo:text-indent="0cm" style:auto-text-indent="false" fo:keep-with-next="always"/>
      <style:text-properties fo:font-size="10pt" fo:font-weight="bold" style:font-size-asian="10pt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body" style:class="text">
      <style:paragraph-properties fo:margin-top="0.212cm" fo:margin-bottom="0.106cm">
        <style:tab-stops>
          <style:tab-stop style:position="1.501cm"/>
        </style:tab-stops>
      </style:paragraph-properties>
      <style:text-properties fo:font-style="italic" style:font-style-asian="italic" style:font-size-complex="14pt" style:font-weight-complex="normal"/>
    </style:style>
    <style:style style:name="Heading_20_5" style:display-name="Heading 5" style:family="paragraph" style:parent-style-name="Standard" style:next-style-name="body" style:class="text">
      <style:paragraph-properties fo:margin="100%" fo:margin-left="3cm" fo:margin-right="0cm" fo:margin-top="0.423cm" fo:margin-bottom="0.106cm" fo:text-indent="0cm" style:auto-text-indent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>
      <style:text-properties style:font-style-complex="italic"/>
    </style:style>
    <style:style style:name="Heading_20_9" style:display-name="Heading 9" style:family="paragraph" style:parent-style-name="Standard" style:next-style-name="Standard" style:class="text">
      <style:text-properties fo:font-size="10pt" style:font-size-asian="10pt" style:font-name-complex="Arial" style:font-size-complex="11pt"/>
    </style:style>
    <style:style style:name="B-code" style:family="paragraph" style:parent-style-name="Standard">
      <style:text-properties style:font-name="Courier New" fo:font-size="8pt" style:font-size-asian="8pt"/>
    </style:style>
    <style:style style:name="B-Note-side" style:family="paragraph" style:parent-style-name="Standard" style:next-style-name="Standard">
      <style:paragraph-properties fo:margin-top="0cm" fo:margin-bottom="0cm" fo:text-align="end" style:justify-single-word="false"/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/>
    </style:style>
    <style:style style:name="B-Note2-side" style:family="paragraph" style:parent-style-name="B-Note-side" style:next-style-name="Standard">
      <style:paragraph-properties fo:keep-with-next="always"/>
      <style:text-properties fo:font-weight="normal" style:font-weight-asian="normal"/>
    </style:style>
    <style:style style:name="body" style:family="paragraph" style:parent-style-name="Standard">
      <style:paragraph-properties fo:margin="100%" fo:margin-left="4.001cm" fo:margin-right="0cm" fo:margin-top="0cm" fo:margin-bottom="0cm" fo:line-height="0.459cm" fo:text-align="justify" style:justify-single-word="false" fo:text-indent="0cm" style:auto-text-indent="false"/>
      <style:text-properties fo:font-size="10pt" style:letter-kerning="true" style:font-size-asian="10pt"/>
    </style:style>
    <style:style style:name="body-cite" style:family="paragraph" style:parent-style-name="body">
      <style:paragraph-properties fo:margin="100%" fo:margin-left="6.001cm" fo:margin-right="0cm" fo:margin-top="0cm" fo:margin-bottom="0cm" fo:text-align="start" style:justify-single-word="false" fo:text-indent="0cm" style:auto-text-indent="false"/>
      <style:text-properties fo:font-style="italic" style:font-style-asian="italic"/>
    </style:style>
    <style:style style:name="body-def" style:family="paragraph" style:parent-style-name="body">
      <style:paragraph-properties fo:margin="100%" fo:margin-left="4.75cm" fo:margin-right="0cm" fo:margin-top="0cm" fo:margin-bottom="0cm" fo:text-indent="-1cm" style:auto-text-indent="false"/>
    </style:style>
    <style:style style:name="cite" style:family="paragraph" style:parent-style-name="Standard" style:next-style-name="Standard">
      <style:paragraph-properties fo:margin="100%" fo:margin-left="3cm" fo:margin-right="0cm" fo:margin-top="0.423cm" fo:margin-bottom="0.423cm" fo:line-height="0.459cm" fo:text-align="center" style:justify-single-word="false" fo:text-indent="0cm" style:auto-text-indent="false"/>
      <style:text-properties fo:font-size="10pt" fo:font-style="italic" style:font-size-asian="10pt" style:font-style-asian="italic"/>
    </style:style>
    <style:style style:name="c-ref" style:family="paragraph" style:parent-style-name="body" style:list-style-name="WW8Num2">
      <style:paragraph-properties fo:margin-top="0.423cm" fo:margin-bottom="0cm"/>
    </style:style>
    <style:style style:name="c-ref-doc" style:family="paragraph" style:parent-style-name="c-ref" style:next-style-name="c-ref" style:list-style-name="">
      <style:paragraph-properties fo:margin="100%" fo:margin-left="5.502cm" fo:margin-right="0cm" fo:margin-top="0cm" fo:margin-bottom="0cm" fo:text-indent="0cm" style:auto-text-indent="false"/>
      <style:text-properties style:font-name="Verdana"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text-properties fo:font-size="9pt" style:font-size-asian="9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0" style:family="paragraph" style:parent-style-name="Heading_20_1" style:next-style-name="Standard" style:default-outline-level="" style:list-style-name="">
      <style:paragraph-properties fo:margin="100%" fo:margin-left="0cm" fo:margin-right="0cm" fo:margin-top="0cm" fo:margin-bottom="0cm" fo:text-indent="0cm" style:auto-text-indent="false"/>
      <style:text-properties style:letter-kerning="true"/>
    </style:style>
    <style:style style:name="heading0-App" style:family="paragraph" style:parent-style-name="heading0" style:next-style-name="body"/>
    <style:style style:name="heading1" style:family="paragraph" style:parent-style-name="Standard" style:next-style-name="body">
      <style:paragraph-properties fo:margin-top="0.847cm" fo:margin-bottom="0.423cm" fo:keep-with-next="always"/>
      <style:text-properties fo:font-size="10pt" fo:font-weight="bold" style:font-size-asian="10pt" style:font-weight-asian="bold"/>
    </style:style>
    <style:style style:name="heading1-App" style:family="paragraph" style:parent-style-name="heading0" style:next-style-name="body" style:list-style-name="WW8Num3">
      <style:paragraph-properties>
        <style:tab-stops>
          <style:tab-stop style:position="3cm"/>
        </style:tab-stops>
      </style:paragraph-properties>
    </style:style>
    <style:style style:name="heading2" style:family="paragraph" style:parent-style-name="heading1" style:next-style-name="Standard">
      <style:paragraph-properties fo:margin-top="0.423cm" fo:margin-bottom="0.212cm"/>
      <style:text-properties fo:font-style="italic" style:font-style-asian="italic"/>
    </style:style>
    <style:style style:name="heading2-App" style:family="paragraph" style:parent-style-name="heading1-App" style:next-style-name="body" style:list-style-name="WW8Num3">
      <style:paragraph-properties fo:margin-top="0.847cm" fo:margin-bottom="0.423cm" fo:break-before="auto" fo:break-after="auto" fo:padding="0cm" fo:border="none"/>
      <style:text-properties fo:font-size="11pt" style:font-size-asian="11pt"/>
    </style:style>
    <style:style style:name="heading-App" style:family="paragraph" style:parent-style-name="Heading_20_1" style:default-outline-level="" style:list-style-name="">
      <style:paragraph-properties fo:margin="100%" fo:margin-left="0.762cm" fo:margin-right="0cm" fo:margin-top="0cm" fo:margin-bottom="0cm" fo:text-indent="-0.762cm" style:auto-text-indent="false">
        <style:tab-stops>
          <style:tab-stop style:position="0.762cm"/>
        </style:tab-stops>
      </style:paragraph-properties>
    </style:style>
    <style:style style:name="motto" style:family="paragraph" style:parent-style-name="Standard" style:next-style-name="Standard">
      <style:paragraph-properties fo:margin-top="0.212cm" fo:margin-bottom="0.423cm" fo:line-height="0.459cm" fo:text-align="end" style:justify-single-word="false"/>
      <style:text-properties fo:font-size="10pt" fo:font-style="italic" style:font-size-asian="10pt" style:font-style-asian="italic"/>
    </style:style>
    <style:style style:name="T-body" style:family="paragraph" style:parent-style-name="Standard">
      <style:text-properties fo:font-size="9pt" style:font-size-asian="9pt"/>
    </style:style>
    <style:style style:name="T-Hd" style:family="paragraph" style:parent-style-name="Standard">
      <style:text-properties fo:font-size="9pt" fo:font-style="italic" fo:font-weight="bold" style:font-size-asian="9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3cm" fo:margin-right="0cm" fo:margin-top="0.212cm" fo:margin-bottom="0cm" fo:text-indent="0cm" style:auto-text-indent="false">
        <style:tab-stops>
          <style:tab-stop style:position="3.501cm"/>
          <style:tab-stop style:position="4.001cm"/>
          <style:tab-stop style:position="16.002cm" style:type="right" style:leader-style="dotted" style:leader-text="."/>
        </style:tab-stops>
      </style:paragraph-properties>
      <style:text-properties style:font-name="Verdana" fo:font-size="8pt" fo:font-weight="bold" style:letter-kerning="true" style:font-size-asian="8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3.501cm" fo:margin-right="0cm" fo:margin-top="0cm" fo:margin-bottom="0cm" fo:text-indent="0cm" style:auto-text-indent="false">
        <style:tab-stops>
          <style:tab-stop style:position="5.001cm"/>
          <style:tab-stop style:position="16.002cm" style:type="right" style:leader-style="dotted" style:leader-text="."/>
        </style:tab-stops>
      </style:paragraph-properties>
      <style:text-properties fo:font-size="8pt" fo:language="zxx" fo:country="none" style:letter-kerning="true" style:font-size-asian="8pt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5.001cm" fo:margin-right="0cm" fo:margin-top="0cm" fo:margin-bottom="0cm" fo:text-indent="0cm" style:auto-text-indent="false">
        <style:tab-stops>
          <style:tab-stop style:position="5.001cm"/>
          <style:tab-stop style:position="16.002cm" style:type="right"/>
        </style:tab-stops>
      </style:paragraph-properties>
      <style:text-properties fo:font-size="8pt" fo:font-style="italic" style:font-size-asian="8pt" style:font-style-asian="italic" style:font-size-complex="8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Contents_20_1" style:next-style-name="Standard" style:class="index">
      <style:paragraph-properties>
        <style:tab-stops>
          <style:tab-stop style:position="4.001cm"/>
          <style:tab-stop style:position="16.002cm" style:type="right" style:leader-style="dotted" style:leader-text="."/>
        </style:tab-stops>
      </style:paragraph-properties>
    </style:style>
    <style:style style:name="x-Hd1" style:family="paragraph" style:parent-style-name="Standard">
      <style:paragraph-properties fo:margin-top="7.197cm" fo:margin-bottom="1.27cm" fo:text-align="center" style:justify-single-word="false"/>
      <style:text-properties style:font-name="Verdana" style:letter-kerning="true"/>
    </style:style>
    <style:style style:name="x-Hd2" style:family="paragraph" style:parent-style-name="x-Hd1" style:next-style-name="Standard">
      <style:paragraph-properties fo:margin-top="1.693cm" fo:margin-bottom="7.197cm"/>
      <style:text-properties fo:font-size="15pt" fo:font-weight="bold" style:font-size-asian="15pt" style:font-weight-asian="bold"/>
    </style:style>
    <style:style style:name="x-Hd3" style:family="paragraph" style:parent-style-name="Standard">
      <style:paragraph-properties fo:margin-top="0cm" fo:margin-bottom="0cm" fo:text-align="center" style:justify-single-word="false"/>
      <style:text-properties style:font-name="Verdana" fo:font-size="9pt" style:font-size-asian="9pt"/>
    </style:style>
    <style:style style:name="x-Hd4" style:family="paragraph" style:parent-style-name="x-Hd3">
      <style:paragraph-properties fo:line-height="0.423cm"/>
      <style:text-properties style:font-name="Georgia" fo:font-size="8pt" style:letter-kerning="true" style:font-size-asian="8pt"/>
    </style:style>
    <style:style style:name="WW8Num1z1" style:family="text">
      <style:text-properties style:font-name="Georgia"/>
    </style:style>
    <style:style style:name="Absatz-Standardschriftart" style:family="text"/>
    <style:style style:name="WW8Num3z1" style:family="text">
      <style:text-properties style:font-name="Georgia"/>
    </style:style>
    <style:style style:name="Default_20_Paragraph_20_Font" style:display-name="Default Paragraph Font" style:family="text"/>
    <style:style style:name="already-done" style:family="text" style:parent-style-name="Default_20_Paragraph_20_Font">
      <style:text-properties fo:color="#999999"/>
    </style:style>
    <style:style style:name="code" style:family="text" style:parent-style-name="Default_20_Paragraph_20_Font">
      <style:text-properties style:font-name="Consolas" fo:font-size="10pt" style:font-size-asian="10pt"/>
    </style:style>
    <style:style style:name="done" style:family="text" style:parent-style-name="Default_20_Paragraph_20_Font">
      <style:text-properties fo:color="#008080"/>
    </style:style>
    <style:style style:name="em1" style:family="text" style:parent-style-name="Default_20_Paragraph_20_Font">
      <style:text-properties fo:font-style="italic" fo:font-weight="bold" style:font-style-asian="italic" style:font-weight-asian="bold"/>
    </style:style>
    <style:style style:name="em2" style:family="text" style:parent-style-name="Default_20_Paragraph_20_Font">
      <style:text-properties fo:font-style="italic" style:font-style-asian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-reference" style:family="text" style:parent-style-name="Footnote_20_Symbol"/>
    <style:style style:name="large" style:family="text" style:parent-style-name="Default_20_Paragraph_20_Font">
      <style:text-properties fo:font-size="20pt" style:font-size-asian="20pt"/>
    </style:style>
    <style:style style:name="Page_20_Number" style:display-name="Page Number" style:family="text" style:parent-style-name="Default_20_Paragraph_20_Font"/>
    <style:style style:name="signature" style:family="text" style:parent-style-name="Default_20_Paragraph_20_Font">
      <style:text-properties fo:color="#333399" style:font-name="Tahoma" fo:font-size="10pt" style:font-size-asian="10pt"/>
    </style:style>
    <style:style style:name="todo" style:family="text" style:parent-style-name="Default_20_Paragraph_20_Font">
      <style:text-properties fo:color="#ff0000" fo:font-weight="bold" style:font-weight-asian="bold"/>
    </style:style>
    <style:style style:name="tt" style:family="text" style:parent-style-name="Default_20_Paragraph_20_Font">
      <style:text-properties style:font-name="Courier New" fo:language="sk" fo:country="SK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Endnote_20_Characters" style:display-name="WW-Endnote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3cm" fo:margin-left="1.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5.502cm" fo:text-indent="-1.501cm" fo:margin-left="5.5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Príloha 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Príloha " style:num-format="1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cm" fo:margin-bottom="2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cm" fo:margin-bottom="2.3cm" fo:margin-left="2.3cm" fo:margin-right="2.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raj Vidéky</meta:initial-creator>
    <meta:creation-date>2009-05-20T11:04:00</meta:creation-date>
    <dc:creator>Juraj Vidéky</dc:creator>
    <dc:date>2013-08-14T11:32:24.56</dc:date>
    <meta:print-date>2009-05-20T12:22:00</meta:print-date>
    <meta:editing-cycles>203</meta:editing-cycles>
    <meta:editing-duration>PT1H17M13S</meta:editing-duration>
    <meta:generator>OpenOffice/4.0.0$Win32 OpenOffice.org_project/400m3$Build-9702</meta:generator>
    <meta:document-statistic meta:table-count="0" meta:image-count="0" meta:object-count="0" meta:page-count="1" meta:paragraph-count="14" meta:word-count="188" meta:character-count="1355"/>
  </office:meta>
</office:document-meta>
</file>